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102cm" svg:stroke-color="#dd4814" draw:marker-start-width="0.509cm" draw:marker-end-width="0.509cm" draw:opacity="0%" draw:textarea-horizontal-align="justify" draw:textarea-vertical-align="middle" draw:auto-grow-height="false" fo:padding-top="0.176cm" fo:padding-bottom="0.176cm" fo:padding-left="0.301cm" fo:padding-right="0.301cm" draw:shadow-opacity="0%"/>
    </style:style>
    <style:style style:name="gr4" style:family="graphic" style:parent-style-name="standard">
      <style:graphic-properties draw:stroke="dash" draw:stroke-dash="Fine_20_Dashed" svg:stroke-width="0.152cm" svg:stroke-color="#dd4814" draw:marker-start-width="0.659cm" draw:marker-end-width="0.659cm" draw:opacity="0%" draw:textarea-horizontal-align="justify" draw:textarea-vertical-align="middle" draw:auto-grow-height="false" fo:padding-top="0.201cm" fo:padding-bottom="0.201cm" fo:padding-left="0.326cm" fo:padding-right="0.326cm" draw:shadow-opacity="0%"/>
    </style:style>
    <style:style style:name="gr5" style:family="graphic" style:parent-style-name="standard">
      <style:graphic-properties draw:stroke="none" svg:stroke-color="#000000" draw:fill="none" draw:fill-color="#ffffff" fo:min-height="1.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34cm" svg:height="1.673cm" svg:x="5.1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3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3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3.17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3.17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3.174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3.1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4.7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4.774cm">
          <text:p text:style-name="P1"><text:span text:style-name="T1">-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4.7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4.7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4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6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6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7.9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7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9.574cm">
          <text:p text:style-name="P1"><text:span text:style-name="T1">-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9.574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9.5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9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9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1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1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1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2.7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2.77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2.774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2.7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2.7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4.374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4.3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4.3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4.3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5.974cm">
          <text:p text:style-name="P1"><text:span text:style-name="T1">-5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5.9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7.5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7.57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7.5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5.1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6.7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8.303cm" svg:y="19.17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9.9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1.503cm" svg:y="19.17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3.1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4.703cm" svg:y="19.1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6.303cm" svg:y="19.17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.503cm" svg:y="19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17.903cm" svg:y="19.17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3.17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3.17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3.174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3.17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3.174cm">
          <text:p text:style-name="P1"><text:span text:style-name="T1">-2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3.174cm">
          <text:p text:style-name="P1"><text:span text:style-name="T1">-2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3.174cm">
          <text:p text:style-name="P1"><text:span text:style-name="T1">-2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3.17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3.174cm">
          <text:p text:style-name="P1"><text:span text:style-name="T1">-1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4.7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4.774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4.7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4.774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4.774cm">
          <text:p text:style-name="P2">-2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4.774cm">
          <text:p text:style-name="P2">-3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4.7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4.77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4.774cm">
          <text:p text:style-name="P2">-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6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6.37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6.3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6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6.374cm">
          <text:p text:style-name="P2">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6.3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6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6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6.3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6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7.9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7.97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7.974cm">
          <text:p text:style-name="P2">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7.9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7.9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7.9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7.9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7.9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7.9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9.57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9.574cm">
          <text:p text:style-name="P2">-1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9.574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9.57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9.5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9.574cm">
          <text:p text:style-name="P2">-3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9.5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9.574cm">
          <text:p text:style-name="P2">-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1.174cm">
          <text:p text:style-name="P2">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1.1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1.174cm">
          <text:p text:style-name="P2">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1.1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1.1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1.174cm">
          <text:p text:style-name="P2">-2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1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1.174cm">
          <text:p text:style-name="P2">-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1.174cm">
          <text:p text:style-name="P2">-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2.774cm">
          <text:p text:style-name="P2">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2.774cm">
          <text:p text:style-name="P2">-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2.7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2.77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2.774cm">
          <text:p text:style-name="P2">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2.774cm">
          <text:p text:style-name="P2">-1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2.7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2.7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2.7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4.374cm">
          <text:p text:style-name="P2">2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4.374cm">
          <text:p text:style-name="P2">-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4.374cm">
          <text:p text:style-name="P2">-1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4.374cm">
          <text:p text:style-name="P2">1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4.37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4.374cm">
          <text:p text:style-name="P2">-2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4.374cm">
          <text:p text:style-name="P2">-2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4.374cm">
          <text:p text:style-name="P2">-2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4.374cm">
          <text:p text:style-name="P2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4.374cm">
          <text:p text:style-name="P2">-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5.974cm">
          <text:p text:style-name="P2">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5.97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5.974cm">
          <text:p text:style-name="P2">-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5.9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5.9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5.974cm">
          <text:p text:style-name="P2">-7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5.974cm">
          <text:p text:style-name="P2">-6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5.974cm">
          <text:p text:style-name="P2">-7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5.9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5.9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7.574cm">
          <text:p text:style-name="P2">2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7.574cm">
          <text:p text:style-name="P2">-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7.574cm">
          <text:p text:style-name="P2">-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7.574cm">
          <text:p text:style-name="P2">-3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7.574cm">
          <text:p text:style-name="P2">-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7.574cm">
          <text:p text:style-name="P2">-56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7.574cm">
          <text:p text:style-name="P2">-5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7.5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7.574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7.574cm">
          <text:p text:style-name="P2">-3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3.603cm" svg:y="19.17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5.203cm" svg:y="19.17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6.803cm" svg:y="19.17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8.403cm" svg:y="19.174cm">
          <text:p text:style-name="P2">-2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0.003cm" svg:y="19.174cm">
          <text:p text:style-name="P2">-2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1.603cm" svg:y="19.174cm">
          <text:p text:style-name="P2">-4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3.203cm" svg:y="19.174cm">
          <text:p text:style-name="P2">-5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4.803cm" svg:y="19.174cm">
          <text:p text:style-name="P2">-5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22.003cm" svg:y="19.174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34cm" svg:height="1.673cm" svg:x="36.403cm" svg:y="19.174cm">
          <text:p text:style-name="P2">-38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cm" svg:height="1.356cm" svg:x="9.293cm" svg:y="1.596cm">
          <draw:text-box>
            <text:p><text:span text:style-name="T2">Original</text:span></text:p>
          </draw:text-box>
        </draw:frame>
        <draw:frame draw:style-name="gr2" draw:text-style-name="P3" draw:layer="layout" svg:width="7.428cm" svg:height="1.356cm" svg:x="26.393cm" svg:y="1.596cm">
          <draw:text-box>
            <text:p><text:span text:style-name="T2">Precomputation</text:span></text:p>
          </draw:text-box>
        </draw:frame>
        <draw:custom-shape draw:style-name="gr3" draw:text-style-name="P1" draw:layer="layout" svg:width="6.4cm" svg:height="4.8cm" svg:x="8.303cm" svg:y="7.97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2cm" svg:height="4.8cm" svg:x="3.503cm" svg:y="3.1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cm" svg:height="1.6cm" svg:x="31.603cm" svg:y="11.17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974cm" svg:height="1.47cm" svg:x="19.823cm" svg:y="1.282cm">
          <draw:text-box>
            <text:p text:style-name="P4"><text:span text:style-name="T1">-2</text:span></text:p>
          </draw:text-box>
        </draw:frame>
        <draw:custom-shape draw:style-name="gr3" draw:text-style-name="P1" draw:layer="layout" svg:width="1.6cm" svg:height="1.6cm" svg:x="31.603cm" svg:y="6.37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4T13:56:52.721732510</meta:creation-date>
    <dc:date>2016-05-05T16:31:53.097866707</dc:date>
    <dc:creator>elucterio </dc:creator>
    <meta:editing-duration>PT17H17M23S</meta:editing-duration>
    <meta:editing-cycles>45</meta:editing-cycles>
    <meta:generator>LibreOffice/4.2.8.2$Linux_X86_64 LibreOffice_project/420m0$Build-2</meta:generator>
    <meta:document-statistic meta:object-count="227"/>
  </office:meta>
</office:document-meta>
</file>